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124.24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37.4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iginality</text:p>
          </table:table-cell>
          <table:table-cell table:style-name="ce1" office:value-type="string" calcext:value-type="string">
            <text:p>Shown in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Link to author</text:p>
          </table:table-cell>
          <table:table-cell table:style-name="ce1" office:value-type="string" calcext:value-type="string">
            <text:p>Link to license</text:p>
          </table:table-cell>
          <table:table-cell table:style-name="ce1" office:value-type="string" calcext:value-type="string">
            <text:p>Not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ead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 office:value-type="string" calcext:value-type="string">
            <text:p>https://creativecommons.org/publicdomain/zero/1.0/legalcode, <text:a xlink:href="https://creativecommons.org/licenses/by-nd/3.0/legalcode" xlink:type="simple">https://creativecommons.org/licenses/by-nd/3.0/legalcode</text:a>, <text:a xlink:href="https://unsplash.com/license" xlink:type="simple">https://unsplash.com/license</text:a></text:p>
          </table:table-cell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glossary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 office:value-type="string" calcext:value-type="string">
            <text:p>https://creativecommons.org/publicdomain/zero/1.0/legalcode, <text:a xlink:href="https://creativecommons.org/licenses/by-nd/3.0/legalcode" xlink:type="simple">https://creativecommons.org/licenses/by-nd/3.0/legalcode</text:a>, <text:a xlink:href="https://unsplash.com/license" xlink:type="simple">https://unsplash.com/license</text:a></text:p>
          </table:table-cell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credits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 office:value-type="string" calcext:value-type="string">
            <text:p>https://creativecommons.org/publicdomain/zero/1.0/legalcode, <text:a xlink:href="https://creativecommons.org/licenses/by-nd/3.0/legalcode" xlink:type="simple">https://creativecommons.org/licenses/by-nd/3.0/legalcode</text:a>, <text:a xlink:href="https://unsplash.com/license" xlink:type="simple">https://unsplash.com/license</text:a></text:p>
          </table:table-cell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table:style-name="ce3" office:value-type="string" calcext:value-type="string">
            <text:p>license-btn.png</text:p>
          </table:table-cell>
          <table:table-cell table:style-name="ce3"/>
          <table:table-cell table:style-name="ce3" office:value-type="string" calcext:value-type="string">
            <text:p>Derivative work</text:p>
          </table:table-cell>
          <table:table-cell table:style-name="ce3" office:value-type="string" calcext:value-type="string">
            <text:p>`README.md`</text:p>
          </table:table-cell>
          <table:table-cell table:style-name="ce3" office:value-type="string" calcext:value-type="string">
            <text:p>Nguyen Hoang Duong, Icons8, Lance Anderson</text:p>
          </table:table-cell>
          <table:table-cell office:value-type="string" calcext:value-type="string">
            <text:p>Nguyen Hoang Duong</text:p>
          </table:table-cell>
          <table:table-cell table:style-name="ce3" office:value-type="string" calcext:value-type="string">
            <text:p>Creative Commons Zero v1.0 Universal, Creative Commons Attribution-NoDerivs 3.0 Unported, Unplash license</text:p>
          </table:table-cell>
          <table:table-cell table:style-name="ce3" office:value-type="string" calcext:value-type="string">
            <text:p><text:a xlink:href="https://github.com/NOVAglow" xlink:type="simple">https://github.com/NOVAglow</text:a>, <text:a xlink:href="https://github.com/NOVAglow" xlink:type="simple">https://github.com/NOVAglow</text:a>, <text:a xlink:href="https://icons8.com/" xlink:type="simple">https://icons8.com/</text:a>, <text:a xlink:href="https://unsplash.com/@lanceanderson/portfolio" xlink:type="simple">https://unsplash.com/@lanceanderson/portfolio</text:a></text:p>
          </table:table-cell>
          <table:table-cell table:style-name="ce3" office:value-type="string" calcext:value-type="string">
            <text:p>https://creativecommons.org/publicdomain/zero/1.0/legalcode, <text:a xlink:href="https://creativecommons.org/licenses/by-nd/3.0/legalcode" xlink:type="simple">https://creativecommons.org/licenses/by-nd/3.0/legalcode</text:a>, <text:a xlink:href="https://unsplash.com/license" xlink:type="simple">https://unsplash.com/license</text:a></text:p>
          </table:table-cell>
          <table:table-cell table:style-name="ce3" office:value-type="string" calcext:value-type="string">
            <text:p>Icon by Icons8, background image by Lance Anderson (cropped). Source: [svg/btns.svg](svg/btns.svg)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prem.jpg</text:p>
          </table:table-cell>
          <table:table-cell/>
          <table:table-cell office:value-type="string" calcext:value-type="string">
            <text:p>Derivative work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Kat Stokes</text:p>
          </table:table-cell>
          <table:table-cell office:value-type="string" calcext:value-type="string">
            <text:p>Nguyen Hoang Duong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<text:a xlink:href="https://github.com/NOVAglow" xlink:type="simple">https://github.com/NOVAglow</text:a>, <text:a xlink:href="https://unsplash.com/@katstokes_/portfolio" xlink:type="simple">https://unsplash.com/@katstokes_/portfolio</text:a></text:p>
          </table:table-cell>
          <table:table-cell office:value-type="string" calcext:value-type="string">
            <text:p><text:a xlink:href="https://unsplash.com/license" xlink:type="simple">https://unsplash.com/license</text:a></text:p>
          </table:table-cell>
          <table:table-cell office:value-type="string" calcext:value-type="string">
            <text:p>Image cropped by N. H. Duo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lders.jpg</text:p>
          </table:table-cell>
          <table:table-cell/>
          <table:table-cell office:value-type="string" calcext:value-type="string">
            <text:p>Derivative work</text:p>
          </table:table-cell>
          <table:table-cell office:value-type="string" calcext:value-type="string">
            <text:p>Chapter 1</text:p>
          </table:table-cell>
          <table:table-cell office:value-type="string" calcext:value-type="string">
            <text:p>Samuel Zeller</text:p>
          </table:table-cell>
          <table:table-cell office:value-type="string" calcext:value-type="string">
            <text:p>Nguyen Hoang Duong</text:p>
          </table:table-cell>
          <table:table-cell office:value-type="string" calcext:value-type="string">
            <text:p>Unsplash license</text:p>
          </table:table-cell>
          <table:table-cell office:value-type="string" calcext:value-type="string">
            <text:p>https://github.com/NOVAglow, <text:a xlink:href="https://unsplash.com/@samuelzeller/portfolio" xlink:type="simple">https://unsplash.com/@samuelzeller/portfolio</text:a></text:p>
          </table:table-cell>
          <table:table-cell office:value-type="string" calcext:value-type="string">
            <text:p><text:a xlink:href="https://unsplash.com/license" xlink:type="simple">https://unsplash.com/license</text:a></text:p>
          </table:table-cell>
          <table:table-cell office:value-type="string" calcext:value-type="string">
            <text:p>Image cropped by N. H. Duo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sh.png</text:p>
          </table:table-cell>
          <table:table-cell office:value-type="string" calcext:value-type="string">
            <text:p>Filesystem of Linux operating systems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shd-vis.png</text:p>
          </table:table-cell>
          <table:table-cell office:value-type="string" calcext:value-type="string">
            <text:p>GNU/Linux's pushd command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pd-vis.png</text:p>
          </table:table-cell>
          <table:table-cell office:value-type="string" calcext:value-type="string">
            <text:p>GNU/Linux's popd command (Visualization)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1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mlink-vis.png</text:p>
          </table:table-cell>
          <table:table-cell office:value-type="string" calcext:value-type="string">
            <text:p>Symbolic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ken_symlink-vis.png</text:p>
          </table:table-cell>
          <table:table-cell office:value-type="string" calcext:value-type="string">
            <text:p>Broken Symbolic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rd_link-vis.png</text:p>
          </table:table-cell>
          <table:table-cell office:value-type="string" calcext:value-type="string">
            <text:p>Hard link - Visualization</text:p>
          </table:table-cell>
          <table:table-cell office:value-type="string" calcext:value-type="string">
            <text:p>Original work</text:p>
          </table:table-cell>
          <table:table-cell office:value-type="string" calcext:value-type="string">
            <text:p>Chapter 3</text:p>
          </table:table-cell>
          <table:table-cell/>
          <table:table-cell office:value-type="string" calcext:value-type="string">
            <text:p>Nguyen Hoang Duong</text:p>
          </table:table-cell>
          <table:table-cell office:value-type="string" calcext:value-type="string">
            <text:p>Creative Commons Zero v1.0 Universal</text:p>
          </table:table-cell>
          <table:table-cell office:value-type="string" calcext:value-type="string">
            <text:p><text:a xlink:href="https://github.com/NOVAglow" xlink:type="simple">https://github.com/NOVAglow</text:a></text:p>
          </table:table-cell>
          <table:table-cell office:value-type="string" calcext:value-type="string">
            <text:p>https://creativecommons.org/publicdomain/zero/1.0/legalcode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9:30:22.7588324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6:53:03.689012703</meta:creation-date>
    <dc:date>2019-03-30T20:14:55.625310034</dc:date>
    <meta:editing-duration>PT3H22M56S</meta:editing-duration>
    <meta:editing-cycles>7</meta:editing-cycles>
    <meta:generator>LibreOffice/6.1.5.2$Linux_X86_64 LibreOffice_project/10$Build-2</meta:generator>
    <meta:document-statistic meta:table-count="1" meta:cell-count="112" meta:object-count="0"/>
  </office:meta>
</office:document-meta>
</file>